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7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fo:color="#ce181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fo:color="#00a65d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ce181e" fo:font-weight="bold" style:font-weight-asian="bold" style:font-weight-complex="bold"/>
    </style:style>
    <style:style style:name="ce7" style:family="table-cell" style:parent-style-name="Default">
      <style:text-properties fo:color="#00a65d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26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a65d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0000"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35" style:family="table-cell" style:parent-style-name="Default">
      <style:text-properties fo:color="#000000" fo:font-weight="normal" style:font-weight-asian="normal" style:font-weight-complex="normal"/>
    </style:style>
    <style:style style:name="ce11" style:family="table-cell" style:parent-style-name="Default" style:data-style-name="N0"/>
    <style:style style:name="ce21" style:family="table-cell" style:parent-style-name="Default" style:data-style-name="N0">
      <style:text-properties fo:color="#ce181e" fo:font-weight="bold" style:font-weight-asian="bold" style:font-weight-complex="bold"/>
    </style:style>
    <style:style style:name="ce22" style:family="table-cell" style:parent-style-name="Default" style:data-style-name="N0">
      <style:text-properties fo:color="#00a65d" fo:font-weight="bold" style:font-weight-asian="bold" style:font-weight-complex="bold"/>
    </style:style>
    <style:style style:name="ce39" style:family="table-cell" style:parent-style-name="Default" style:data-style-name="N0">
      <style:text-properties fo:color="#000000" fo:font-weight="normal" style:font-weight-asian="normal" style:font-weight-complex="normal"/>
    </style:style>
    <style:style style:name="ce5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6"/>
        <table:table-column table:style-name="co2" table:default-cell-style-name="ce9"/>
        <table:table-column table:style-name="co2" table:default-cell-style-name="ce18"/>
        <table:table-column table:style-name="co2" table:number-columns-repeated="2" table:default-cell-style-name="Default"/>
        <table:table-column table:style-name="co2" table:default-cell-style-name="ce11"/>
        <table:table-column table:style-name="co2" table:default-cell-style-name="Default"/>
        <table:table-column table:style-name="co2" table:default-cell-style-name="ce5"/>
        <table:table-column table:style-name="co2" table:number-columns-repeated="1016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origin HEX</text:p>
          </table:table-cell>
          <table:table-cell table:style-name="Default" office:value-type="string" calcext:value-type="string">
            <text:p>size HEX</text:p>
          </table:table-cell>
          <table:table-cell office:value-type="string" calcext:value-type="string">
            <text:p>origin DEC</text:p>
          </table:table-cell>
          <table:table-cell office:value-type="string" calcext:value-type="string">
            <text:p>size DEC</text:p>
          </table:table-cell>
          <table:table-cell table:style-name="Default" office:value-type="string" calcext:value-type="string">
            <text:p>block end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DISPLAY_LIST_ADDRESS_TITLE </text:p>
          </table:table-cell>
          <table:table-cell table:style-name="ce3" office:value-type="float" office:value="2000" calcext:value-type="float">
            <text:p>2000</text:p>
          </table:table-cell>
          <table:table-cell table:style-name="ce1" office:value-type="float" office:value="400" calcext:value-type="float">
            <text:p>400</text:p>
          </table:table-cell>
          <table:table-cell table:formula="of:=HEX2DEC([.B2])" office:value-type="float" office:value="8192" calcext:value-type="float">
            <text:p>8192</text:p>
          </table:table-cell>
          <table:table-cell table:formula="of:=HEX2DEC([.C2])" office:value-type="float" office:value="1024" calcext:value-type="float">
            <text:p>1024</text:p>
          </table:table-cell>
          <table:table-cell table:formula="of:=DEC2HEX([.D2]+[.E2])" office:value-type="string" office:string-value="2400" calcext:value-type="string">
            <text:p>2400</text:p>
          </table:table-cell>
          <table:table-cell table:style-name="ce1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PLAYER_ADDRESS </text:p>
          </table:table-cell>
          <table:table-cell table:formula="of:=[.F2]" office:value-type="string" office:string-value="2400" calcext:value-type="string">
            <text:p>2400</text:p>
          </table:table-cell>
          <table:table-cell table:style-name="ce3" office:value-type="float" office:value="800" calcext:value-type="float">
            <text:p>800</text:p>
          </table:table-cell>
          <table:table-cell table:formula="of:=HEX2DEC([.B3])" office:value-type="float" office:value="9216" calcext:value-type="float">
            <text:p>9216</text:p>
          </table:table-cell>
          <table:table-cell table:formula="of:=HEX2DEC([.C3])" office:value-type="float" office:value="2048" calcext:value-type="float">
            <text:p>2048</text:p>
          </table:table-cell>
          <table:table-cell table:formula="of:=DEC2HEX([.D3]+[.E3])" office:value-type="string" office:string-value="2C00" calcext:value-type="string">
            <text:p>2C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ULE_ADDRESS </text:p>
          </table:table-cell>
          <table:table-cell table:formula="of:=[.F3]" office:value-type="string" office:string-value="2C00" calcext:value-type="string">
            <text:p>2C00</text:p>
          </table:table-cell>
          <table:table-cell table:style-name="ce3" office:value-type="string" calcext:value-type="string">
            <text:p>AAC</text:p>
          </table:table-cell>
          <table:table-cell table:formula="of:=HEX2DEC([.B4])" office:value-type="float" office:value="11264" calcext:value-type="float">
            <text:p>11264</text:p>
          </table:table-cell>
          <table:table-cell table:formula="of:=HEX2DEC([.C4])" office:value-type="float" office:value="2732" calcext:value-type="float">
            <text:p>2732</text:p>
          </table:table-cell>
          <table:table-cell table:formula="of:=DEC2HEX([.D4]+[.E4])" office:value-type="string" office:string-value="36AC" calcext:value-type="string">
            <text:p>36A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C1_ADDRESS</text:p>
          </table:table-cell>
          <table:table-cell table:formula="of:=[.F4]" office:value-type="string" office:string-value="36AC" calcext:value-type="string">
            <text:p>36AC</text:p>
          </table:table-cell>
          <table:table-cell table:style-name="ce31" table:formula="of:=DEC2HEX([.E5])" office:value-type="string" office:string-value="1E04" calcext:value-type="string">
            <text:p>1E04</text:p>
          </table:table-cell>
          <table:table-cell table:formula="of:=HEX2DEC([.B5])" office:value-type="float" office:value="13996" calcext:value-type="float">
            <text:p>13996</text:p>
          </table:table-cell>
          <table:table-cell office:value-type="float" office:value="7684" calcext:value-type="float">
            <text:p>7684</text:p>
          </table:table-cell>
          <table:table-cell table:formula="of:=DEC2HEX([.D5]+[.E5])" office:value-type="string" office:string-value="54B0" calcext:value-type="string">
            <text:p>54B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C2_ADDRESS</text:p>
          </table:table-cell>
          <table:table-cell table:formula="of:=[.F5]" office:value-type="string" office:string-value="54B0" calcext:value-type="string">
            <text:p>54B0</text:p>
          </table:table-cell>
          <table:table-cell table:style-name="ce31" table:formula="of:=DEC2HEX([.E6])" office:value-type="string" office:string-value="1E04" calcext:value-type="string">
            <text:p>1E04</text:p>
          </table:table-cell>
          <table:table-cell table:formula="of:=HEX2DEC([.B6])" office:value-type="float" office:value="21680" calcext:value-type="float">
            <text:p>21680</text:p>
          </table:table-cell>
          <table:table-cell office:value-type="float" office:value="7684" calcext:value-type="float">
            <text:p>7684</text:p>
          </table:table-cell>
          <table:table-cell table:formula="of:=DEC2HEX([.D6]+[.E6])" office:value-type="string" office:string-value="72B4" calcext:value-type="string">
            <text:p>72B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C3_ADDRESS</text:p>
          </table:table-cell>
          <table:table-cell table:formula="of:=[.F6]" office:value-type="string" office:string-value="72B4" calcext:value-type="string">
            <text:p>72B4</text:p>
          </table:table-cell>
          <table:table-cell table:style-name="ce31" table:formula="of:=DEC2HEX([.E7])" office:value-type="string" office:string-value="1E04" calcext:value-type="string">
            <text:p>1E04</text:p>
          </table:table-cell>
          <table:table-cell table:formula="of:=HEX2DEC([.B7])" office:value-type="float" office:value="29364" calcext:value-type="float">
            <text:p>29364</text:p>
          </table:table-cell>
          <table:table-cell office:value-type="float" office:value="7684" calcext:value-type="float">
            <text:p>7684</text:p>
          </table:table-cell>
          <table:table-cell table:formula="of:=DEC2HEX([.D7]+[.E7])" office:value-type="string" office:string-value="90B8" calcext:value-type="string">
            <text:p>90B8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WASTED</text:p>
          </table:table-cell>
          <table:table-cell table:style-name="ce15" table:formula="of:=[.F7]" office:value-type="string" office:string-value="90B8" calcext:value-type="string">
            <text:p>90B8</text:p>
          </table:table-cell>
          <table:table-cell office:value-type="float" office:value="48" calcext:value-type="float">
            <text:p>48</text:p>
          </table:table-cell>
          <table:table-cell table:style-name="ce8" table:formula="of:=HEX2DEC([.B8])" office:value-type="float" office:value="37048" calcext:value-type="float">
            <text:p>37048</text:p>
          </table:table-cell>
          <table:table-cell table:style-name="ce8" table:formula="of:=HEX2DEC([.C8])" office:value-type="float" office:value="72" calcext:value-type="float">
            <text:p>72</text:p>
          </table:table-cell>
          <table:table-cell table:style-name="ce21" table:formula="of:=DEC2HEX([.D8]+[.E8])" office:value-type="string" office:string-value="9100" calcext:value-type="string">
            <text:p>9100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free</text:p>
          </table:table-cell>
          <table:table-cell table:style-name="ce26" table:formula="of:=[.F8]" office:value-type="string" office:string-value="9100" calcext:value-type="string">
            <text:p>9100</text:p>
          </table:table-cell>
          <table:table-cell table:style-name="ce19" office:value-type="string" calcext:value-type="string">
            <text:p>1F10</text:p>
          </table:table-cell>
          <table:table-cell table:style-name="ce7" table:formula="of:=HEX2DEC([.B9])" office:value-type="float" office:value="37120" calcext:value-type="float">
            <text:p>37120</text:p>
          </table:table-cell>
          <table:table-cell table:style-name="ce7" table:formula="of:=HEX2DEC([.C9])" office:value-type="float" office:value="7952" calcext:value-type="float">
            <text:p>7952</text:p>
          </table:table-cell>
          <table:table-cell table:style-name="ce22" table:formula="of:=DEC2HEX([.D9]+[.E9])" office:value-type="string" office:string-value="B010" calcext:value-type="string">
            <text:p>B010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GFX_ADDRESS </text:p>
          </table:table-cell>
          <table:table-cell table:style-name="ce27" office:value-type="string" calcext:value-type="string">
            <text:p>B010</text:p>
          </table:table-cell>
          <table:table-cell table:style-name="ce34" table:formula="of:=DEC2HEX([.E10])" office:value-type="string" office:string-value="1E04" calcext:value-type="string">
            <text:p>1E04</text:p>
          </table:table-cell>
          <table:table-cell table:style-name="ce35" table:formula="of:=HEX2DEC([.B10])" office:value-type="float" office:value="45072" calcext:value-type="float">
            <text:p>45072</text:p>
          </table:table-cell>
          <table:table-cell table:style-name="ce35" office:value-type="float" office:value="7684" calcext:value-type="float">
            <text:p>7684</text:p>
          </table:table-cell>
          <table:table-cell table:style-name="ce39" table:formula="of:=DEC2HEX([.D10]+[.E10])" office:value-type="string" office:string-value="CE14" calcext:value-type="string">
            <text:p>CE14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WASTED</text:p>
          </table:table-cell>
          <table:table-cell table:style-name="ce15" table:formula="of:=[.F10]" office:value-type="string" office:string-value="CE14" calcext:value-type="string">
            <text:p>CE14</text:p>
          </table:table-cell>
          <table:table-cell office:value-type="string" calcext:value-type="string">
            <text:p>1EC</text:p>
          </table:table-cell>
          <table:table-cell table:style-name="ce8" table:formula="of:=HEX2DEC([.B11])" office:value-type="float" office:value="52756" calcext:value-type="float">
            <text:p>52756</text:p>
          </table:table-cell>
          <table:table-cell table:style-name="ce8" table:formula="of:=HEX2DEC([.C11])" office:value-type="float" office:value="492" calcext:value-type="float">
            <text:p>492</text:p>
          </table:table-cell>
          <table:table-cell table:style-name="ce21" table:formula="of:=DEC2HEX([.D11]+[.E11])" office:value-type="string" office:string-value="D000" calcext:value-type="string">
            <text:p>D000</text:p>
          </table:table-cell>
          <table:table-cell table:style-name="ce8" table:number-columns-repeated="1018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 table:style-name="ce15" office:value-type="string" calcext:value-type="string">
            <text:p>D000</text:p>
          </table:table-cell>
          <table:table-cell office:value-type="float" office:value="800" calcext:value-type="float">
            <text:p>800</text:p>
          </table:table-cell>
          <table:table-cell table:style-name="ce8" table:formula="of:=[.D11]+[.E11]" office:value-type="float" office:value="53248" calcext:value-type="float">
            <text:p>53248</text:p>
          </table:table-cell>
          <table:table-cell table:style-name="ce8" table:formula="of:=HEX2DEC([.C12])" office:value-type="float" office:value="2048" calcext:value-type="float">
            <text:p>2048</text:p>
          </table:table-cell>
          <table:table-cell table:style-name="ce21" table:formula="of:=DEC2HEX([.D12]+[.E12])" office:value-type="string" office:string-value="D800" calcext:value-type="string">
            <text:p>D8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7" office:value-type="string" calcext:value-type="string">
            <text:p>free</text:p>
          </table:table-cell>
          <table:table-cell table:style-name="ce13" table:formula="of:=DEC2HEX([.D13])" office:value-type="string" office:string-value="D800" calcext:value-type="string">
            <text:p>D800</text:p>
          </table:table-cell>
          <table:table-cell table:style-name="ce19" office:value-type="string" calcext:value-type="string">
            <text:p>C00</text:p>
          </table:table-cell>
          <table:table-cell table:style-name="ce7" table:formula="of:=[.D12]+[.E12]" office:value-type="float" office:value="55296" calcext:value-type="float">
            <text:p>55296</text:p>
          </table:table-cell>
          <table:table-cell table:style-name="ce7" table:formula="of:=HEX2DEC([.C13])" office:value-type="float" office:value="3072" calcext:value-type="float">
            <text:p>3072</text:p>
          </table:table-cell>
          <table:table-cell table:style-name="ce22" table:formula="of:=DEC2HEX([.D13]+[.E13])" office:value-type="string" office:string-value="E400" calcext:value-type="string">
            <text:p>E4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6" office:value-type="string" calcext:value-type="string">
            <text:p>CHARSET_ADDRESS </text:p>
          </table:table-cell>
          <table:table-cell table:style-name="ce29" table:formula="of:=[.F13]" office:value-type="string" office:string-value="E400" calcext:value-type="string">
            <text:p>E400</text:p>
          </table:table-cell>
          <table:table-cell table:style-name="ce34" office:value-type="float" office:value="400" calcext:value-type="float">
            <text:p>400</text:p>
          </table:table-cell>
          <table:table-cell table:style-name="ce35" table:formula="of:=HEX2DEC([.B14])" office:value-type="float" office:value="58368" calcext:value-type="float">
            <text:p>58368</text:p>
          </table:table-cell>
          <table:table-cell table:style-name="ce35" table:formula="of:=HEX2DEC([.C14])" office:value-type="float" office:value="1024" calcext:value-type="float">
            <text:p>1024</text:p>
          </table:table-cell>
          <table:table-cell table:style-name="ce39" table:formula="of:=DEC2HEX([.D14]+[.E14])" office:value-type="string" office:string-value="E800" calcext:value-type="string">
            <text:p>E8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7" office:value-type="string" calcext:value-type="string">
            <text:p>free</text:p>
          </table:table-cell>
          <table:table-cell table:style-name="ce13" table:formula="of:=[.F14]" office:value-type="string" office:string-value="E800" calcext:value-type="string">
            <text:p>E800</text:p>
          </table:table-cell>
          <table:table-cell table:style-name="ce19" office:value-type="float" office:value="600" calcext:value-type="float">
            <text:p>600</text:p>
          </table:table-cell>
          <table:table-cell table:style-name="ce7" table:formula="of:=HEX2DEC([.B15])" office:value-type="float" office:value="59392" calcext:value-type="float">
            <text:p>59392</text:p>
          </table:table-cell>
          <table:table-cell table:style-name="ce7" table:formula="of:=HEX2DEC([.C15])" office:value-type="float" office:value="1536" calcext:value-type="float">
            <text:p>1536</text:p>
          </table:table-cell>
          <table:table-cell table:style-name="ce22" table:formula="of:=DEC2HEX([.D15]+[.E15])" office:value-type="string" office:string-value="EE00" calcext:value-type="string">
            <text:p>EE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 table:style-name="ce15" office:value-type="string" calcext:value-type="string">
            <text:p>EE00</text:p>
          </table:table-cell>
          <table:table-cell office:value-type="string" calcext:value-type="string">
            <text:p>1FF</text:p>
          </table:table-cell>
          <table:table-cell table:style-name="ce7" table:formula="of:=HEX2DEC([.B16])" office:value-type="float" office:value="60928" calcext:value-type="float">
            <text:p>60928</text:p>
          </table:table-cell>
          <table:table-cell table:style-name="ce8" table:formula="of:=HEX2DEC([.C16])" office:value-type="float" office:value="511" calcext:value-type="float">
            <text:p>511</text:p>
          </table:table-cell>
          <table:table-cell table:style-name="ce21" table:formula="of:=DEC2HEX([.D16]+[.E16])" office:value-type="string" office:string-value="EFFF" calcext:value-type="string">
            <text:p>EFFF</text:p>
          </table:table-cell>
          <table:table-cell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 style:data-style-name="N2" text:time-value="18:46:23.319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1:18:55.299226958</meta:creation-date>
    <dc:date>2019-04-23T21:47:30.653000000</dc:date>
    <meta:editing-duration>PT7H41M9S</meta:editing-duration>
    <meta:editing-cycles>17</meta:editing-cycles>
    <meta:generator>LibreOffice/6.0.7.3$Windows_X86_64 LibreOffice_project/dc89aa7a9eabfd848af146d5086077aeed2ae4a5</meta:generator>
    <meta:document-statistic meta:table-count="1" meta:cell-count="96" meta:object-count="0"/>
  </office:meta>
</office:document-meta>
</file>